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text:tab/>//I started the page with DOCTYPE//</text:p>
      <text:p text:style-name="Standard">&lt;html&gt; <text:s text:c="14"/>//I started the HTML document//</text:p>
      <text:p text:style-name="Standard">&lt;link href="css/style.css" rel="stylesheet" type="text/css" /&gt;<text:tab/>//I linked the CSS file with the style//</text:p>
      <text:p text:style-name="Standard"/>
      <text:p text:style-name="Standard">&lt;head&gt;<text:tab/><text:tab/><text:tab/>//This is the head of the title of the website//</text:p>
      <text:p text:style-name="Standard"><text:s text:c="5"/>&lt;title&gt;Fabrizio Laudati website&lt;/title&gt;<text:tab/><text:tab/> //Title//</text:p>
      <text:p text:style-name="Standard">&lt;/head&gt;<text:tab/><text:tab/>//I closed the head//</text:p>
      <text:p text:style-name="Standard">&lt;body&gt;<text:tab/><text:tab/><text:tab/>//This is the body of the website//</text:p>
      <text:p text:style-name="Standard"><text:s text:c="8"/>&lt;div id="header"&gt;<text:tab/><text:tab/>//This is a tag division with an id for CSS reference//</text:p>
      <text:p text:style-name="Standard"><text:s text:c="14"/>&lt;img src="http://i.imgur.com/vif89s3.png?1"&gt;<text:tab/> //This is an image source//</text:p>
      <text:p text:style-name="Standard"><text:s text:c="18"/>&lt;h1&gt;Fabrizio Laudati&lt;/h1&gt; <text:tab/><text:tab/>//heading//</text:p>
      <text:p text:style-name="Standard"><text:s text:c="18"/>&lt;h2&gt; computer technician&lt;/h2&gt;<text:tab/><text:tab/>//heading//</text:p>
      <text:p text:style-name="Standard"><text:s text:c="7"/></text:p>
      <text:p text:style-name="Standard"><text:s text:c="21"/>&lt;div id="navigation"&gt;<text:tab/>//This is a tag division with an id for CSS reference//</text:p>
      <text:p text:style-name="Standard"><text:s text:c="22"/>&lt;li&gt;&lt;a href= "second_page.html"&gt;About Me&lt;/a&gt;&lt;/li&gt;<text:tab/><text:tab/>//list <text:s/>of links//</text:p>
      <text:p text:style-name="Standard"><text:s text:c="22"/>&lt;li&gt;&lt;a href= "http://www.aspespos.com"&gt;www.aspespos.com&lt;/a&gt;&lt;/li&gt; </text:p>
      <text:p text:style-name="Standard"><text:s text:c="22"/>&lt;li&gt;&lt;a href= "http://aspespos.myqnapcloud.com:8080/share.cgi/Resume_Fabrizio_Laudati.pdf?ssid=0OPkJwb&amp;fid=0OPkJwb&amp;open=normal&amp;ep="&gt;my resume'&lt;/a&gt;&lt;/li&gt;</text:p>
      <text:p text:style-name="Standard"><text:s text:c="8"/>&lt;/div&gt;<text:tab/><text:tab/>//I closed the division tag//</text:p>
      <text:p text:style-name="Standard"/>
      <text:p text:style-name="Standard"><text:s/>&lt;/div&gt;</text:p>
      <text:p text:style-name="Standard"><text:s text:c="8"/>&lt;div id="main”<text:tab/><text:tab/>//This is a tag division with an id for CSS reference//</text:p>
      <text:p text:style-name="Standard"><text:s text:c="12"/>&lt;h2&gt;WORK &amp; LEADERSHIP EXPERIENCE WITH ASPESPOS &lt;/h2&gt;<text:tab/><text:tab/>//heading//</text:p>
      <text:p text:style-name="Standard"><text:s text:c="12"/>&lt;P&gt; (2008-PRESENT)&lt;/P&gt;<text:tab/><text:tab/><text:tab/>//paragraph//</text:p>
      <text:p text:style-name="Standard"><text:s text:c="13"/>&lt;p&gt;Patient and resourceful computer technician professional with a wide range of deep</text:p>
      <text:p text:style-name="Standard"><text:s text:c="17"/>knowledge in hardware and software computing including, the installation and</text:p>
      <text:p text:style-name="Standard"><text:s text:c="19"/>maintenance of databases, Microsoft windows systems, MSSQL and POS systems.&lt;/p&gt;</text:p>
      <text:p text:style-name="Standard"><text:s text:c="13"/>&lt;p&gt;Designed, implemented and maintained 27 company databases.</text:p>
      <text:p text:style-name="Standard"><text:soft-page-break/><text:s text:c="18"/>Coordinated hardware and software repair processes with outside vendors.</text:p>
      <text:p text:style-name="Standard"><text:s text:c="19"/>Installed motherboards, processors, RAM and graphic cards.</text:p>
      <text:p text:style-name="Standard"><text:s text:c="21"/>Created employee training material and procedure to instruct in-house workers</text:p>
      <text:p text:style-name="Standard"><text:s text:c="50"/>proper software and hardware protocols.</text:p>
      <text:p text:style-name="Standard"><text:s text:c="23"/>Authorized reseller and installer of POS-X all in one system, touch screens, barcode</text:p>
      <text:p text:style-name="Standard"><text:s text:c="37"/>scanners, printers.</text:p>
      <text:p text:style-name="Standard"><text:s text:c="25"/>Authorized reseller and installer for PC America leader of Point of Sale Software.&lt;/p&gt;</text:p>
      <text:p text:style-name="Standard"><text:s text:c="36"/>&lt;form action ="MAILTO:fabriziolaudati@comcast.net" method="post" enctype="text/plain"&gt;</text:p>
      <text:p text:style-name="Standard"><text:s text:c="20"/>Contact me:&lt;br&gt;</text:p>
      <text:p text:style-name="Standard"><text:s text:c="20"/>&lt;input type="text" name="Email" value=""&gt;&lt;br&gt;<text:tab/>//line brake//</text:p>
      <text:p text:style-name="Standard"><text:s text:c="20"/>&lt;input type="submit" value="Send" &gt;<text:tab/><text:tab/>//input and send button//</text:p>
      <text:p text:style-name="Standard"><text:s text:c="20"/>&lt;/form&gt;</text:p>
      <text:p text:style-name="Standard"><text:s text:c="8"/>&lt;/div&gt;</text:p>
      <text:p text:style-name="Standard"><text:s text:c="10"/>&lt;div id="footer"&gt;<text:tab/><text:tab/>//This is a tag division with an id for CSS reference//</text:p>
      <text:p text:style-name="Standard"><text:s text:c="12"/>&lt;h3&gt;&amp;copy; Fabrizio Laudati 2016</text:p>
      <text:p text:style-name="Standard"><text:tab/><text:tab/>//link <text:s/>with destination “href”//<text:bookmark text:name="_GoBack"/></text:p>
      <text:p text:style-name="Standard"><text:s text:c="16"/>&lt;a href= "https://www.linkedin.com/in/fabriziolaudati"&gt;Linkedin</text:p>
      <text:p text:style-name="Standard"><text:s text:c="16"/>&lt;/a&gt;</text:p>
      <text:p text:style-name="Standard"><text:s text:c="16"/>&lt;/h3&gt;</text:p>
      <text:p text:style-name="Standard"><text:s text:c="13"/></text:p>
      <text:p text:style-name="Standard"><text:s text:c="10"/>&lt;/div&gt;</text:p>
      <text:p text:style-name="Standard">&lt;/body&gt;<text:tab/><text:tab/> //I closed the body of the website//</text:p>
      <text:p text:style-name="Standard"/>
      <text:p text:style-name="Standard">&lt;/html&gt;<text:tab/><text:tab/><text:tab/>//I closed the HTML document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lena Laudati</meta:initial-creator>
    <meta:editing-cycles>1</meta:editing-cycles>
    <meta:creation-date>2016-03-03T18:33:00</meta:creation-date>
    <dc:date>2016-03-03T15:24:28.42</dc:date>
    <meta:editing-duration>PT26S</meta:editing-duration>
    <meta:generator>OpenOffice/4.0.1$Win32 OpenOffice.org_project/401m5$Build-9714</meta:generator>
    <meta:print-date>2016-03-03T15:23:42.97</meta:print-date>
    <meta:document-statistic meta:table-count="0" meta:image-count="0" meta:object-count="0" meta:page-count="2" meta:paragraph-count="48" meta:word-count="302" meta:character-count="31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